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3e773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ea47e" officeooo:paragraph-rsid="000efe0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b758" officeooo:paragraph-rsid="0010b75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c80e" officeooo:paragraph-rsid="0015c80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57ef" officeooo:paragraph-rsid="001857e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bb23d" officeooo:paragraph-rsid="001c6c2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d841c" officeooo:paragraph-rsid="001d841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4a5af" officeooo:paragraph-rsid="0024a5a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78486" officeooo:paragraph-rsid="0027848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8febb" officeooo:paragraph-rsid="0028fe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cadf" officeooo:paragraph-rsid="002bcadf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fb972" officeooo:paragraph-rsid="002fb972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0d4e1" officeooo:paragraph-rsid="0030d4e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27a2a" officeooo:paragraph-rsid="00327a2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3713e" officeooo:paragraph-rsid="0033713e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528ab" officeooo:paragraph-rsid="003528a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643e3" officeooo:paragraph-rsid="003643e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7b0f2" officeooo:paragraph-rsid="0037b0f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9df50" officeooo:paragraph-rsid="0039df5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a1441" officeooo:paragraph-rsid="003a144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da6aa" officeooo:paragraph-rsid="003da6a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14643" officeooo:paragraph-rsid="00414643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4263ad" officeooo:paragraph-rsid="004263a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446525" officeooo:paragraph-rsid="00446525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d841c" officeooo:paragraph-rsid="001d841c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78486" officeooo:paragraph-rsid="00278486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dab86" officeooo:paragraph-rsid="002dab86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fo:font-weight="bold" officeooo:rsid="00278486" officeooo:paragraph-rsid="00278486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1" style:family="paragraph" style:parent-style-name="Standard">
      <style:paragraph-properties fo:line-height="150%"/>
      <style:text-properties style:font-name="Ubuntu" fo:font-size="14pt" officeooo:rsid="00460fd8" officeooo:paragraph-rsid="00460fd8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661e9" officeooo:paragraph-rsid="004661e9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72b8a" officeooo:paragraph-rsid="00472b8a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809d0" officeooo:paragraph-rsid="004809d0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9edd5" officeooo:paragraph-rsid="0049edd5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c2d24" officeooo:paragraph-rsid="004c2d24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4e18b0" officeooo:paragraph-rsid="004e18b0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e18b0" officeooo:paragraph-rsid="004f0690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5042f8" officeooo:paragraph-rsid="005042f8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5042f8" officeooo:paragraph-rsid="005042f8" fo:background-color="#dddddd" style:font-size-asian="14pt" style:font-size-complex="14pt"/>
    </style:style>
    <style:style style:name="P42" style:family="paragraph" style:parent-style-name="Standard">
      <style:paragraph-properties style:line-height-at-least="0.436cm"/>
      <style:text-properties fo:color="#f8f8f2" loext:opacity="100%" style:font-name="Droid Sans Mono" fo:font-size="8.89999961853027pt" fo:font-weight="normal" fo:background-color="#202020"/>
    </style:style>
    <style:style style:name="P43" style:family="paragraph" style:parent-style-name="Standard">
      <style:paragraph-properties fo:line-height="150%"/>
      <style:text-properties fo:color="#f8f8f2" loext:opacity="100%" style:font-name="Droid Sans Mono" fo:font-size="8.89999961853027pt" fo:font-weight="normal" fo:background-color="#20202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34e" style:font-weight-asian="bold" style:font-weight-complex="bold"/>
    </style:style>
    <style:style style:name="T3" style:family="text">
      <style:text-properties fo:font-weight="bold" officeooo:rsid="003e7734" style:font-weight-asian="bold" style:font-weight-complex="bold"/>
    </style:style>
    <style:style style:name="T4" style:family="text">
      <style:text-properties officeooo:rsid="000efe06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0efe06" fo:background-color="#dddddd" loext:char-shading-value="0"/>
    </style:style>
    <style:style style:name="T7" style:family="text">
      <style:text-properties officeooo:rsid="001409d5" fo:background-color="#dddddd" loext:char-shading-value="0"/>
    </style:style>
    <style:style style:name="T8" style:family="text">
      <style:text-properties officeooo:rsid="001857ef" fo:background-color="#dddddd" loext:char-shading-value="0"/>
    </style:style>
    <style:style style:name="T9" style:family="text">
      <style:text-properties officeooo:rsid="001c6c2d" fo:background-color="#dddddd" loext:char-shading-value="0"/>
    </style:style>
    <style:style style:name="T10" style:family="text">
      <style:text-properties officeooo:rsid="0024d5cb" fo:background-color="#dddddd" loext:char-shading-value="0"/>
    </style:style>
    <style:style style:name="T11" style:family="text">
      <style:text-properties officeooo:rsid="002a358c" fo:background-color="#dddddd" loext:char-shading-value="0"/>
    </style:style>
    <style:style style:name="T12" style:family="text">
      <style:text-properties officeooo:rsid="00327a2a" fo:background-color="#dddddd" loext:char-shading-value="0"/>
    </style:style>
    <style:style style:name="T13" style:family="text">
      <style:text-properties officeooo:rsid="0033b26f" fo:background-color="#dddddd" loext:char-shading-value="0"/>
    </style:style>
    <style:style style:name="T14" style:family="text">
      <style:text-properties officeooo:rsid="00370f23" fo:background-color="#dddddd" loext:char-shading-value="0"/>
    </style:style>
    <style:style style:name="T15" style:family="text">
      <style:text-properties officeooo:rsid="00397b69" fo:background-color="#dddddd" loext:char-shading-value="0"/>
    </style:style>
    <style:style style:name="T16" style:family="text">
      <style:text-properties officeooo:rsid="003a1441" fo:background-color="#dddddd" loext:char-shading-value="0"/>
    </style:style>
    <style:style style:name="T17" style:family="text">
      <style:text-properties officeooo:rsid="003c84b9" fo:background-color="#dddddd" loext:char-shading-value="0"/>
    </style:style>
    <style:style style:name="T18" style:family="text">
      <style:text-properties officeooo:rsid="003e7734" fo:background-color="#dddddd" loext:char-shading-value="0"/>
    </style:style>
    <style:style style:name="T19" style:family="text">
      <style:text-properties officeooo:rsid="0041547c" fo:background-color="#dddddd" loext:char-shading-value="0"/>
    </style:style>
    <style:style style:name="T20" style:family="text">
      <style:text-properties fo:background-color="#dddddd" loext:char-shading-value="0"/>
    </style:style>
    <style:style style:name="T21" style:family="text">
      <style:text-properties officeooo:rsid="004ae050" fo:background-color="#dddddd" loext:char-shading-value="0"/>
    </style:style>
    <style:style style:name="T22" style:family="text">
      <style:text-properties officeooo:rsid="004e18b0" fo:background-color="#dddddd" loext:char-shading-value="0"/>
    </style:style>
    <style:style style:name="T23" style:family="text">
      <style:text-properties officeooo:rsid="00126e17"/>
    </style:style>
    <style:style style:name="T24" style:family="text">
      <style:text-properties officeooo:rsid="001409d5"/>
    </style:style>
    <style:style style:name="T25" style:family="text">
      <style:text-properties officeooo:rsid="00175219"/>
    </style:style>
    <style:style style:name="T26" style:family="text">
      <style:text-properties officeooo:rsid="001a2e8b"/>
    </style:style>
    <style:style style:name="T27" style:family="text">
      <style:text-properties fo:font-variant="normal" fo:text-transform="none" style:font-name="var font-code" fo:font-size="12pt" fo:letter-spacing="normal" fo:font-style="normal" style:text-underline-style="none" fo:font-weight="normal" loext:padding="0cm" loext:border="none"/>
    </style:style>
    <style:style style:name="T28" style:family="text">
      <style:text-properties fo:font-weight="normal" officeooo:rsid="0030ca76" style:font-weight-asian="normal" style:font-weight-complex="normal"/>
    </style:style>
    <style:style style:name="T29" style:family="text">
      <style:text-properties fo:font-weight="normal" officeooo:rsid="0030ca76" fo:background-color="#dddddd" loext:char-shading-value="0" style:font-weight-asian="normal" style:font-weight-complex="normal"/>
    </style:style>
    <style:style style:name="T30" style:family="text">
      <style:text-properties officeooo:rsid="001c6c2d"/>
    </style:style>
    <style:style style:name="T31" style:family="text">
      <style:text-properties officeooo:rsid="001f90c5"/>
    </style:style>
    <style:style style:name="T32" style:family="text">
      <style:text-properties officeooo:rsid="002126e4"/>
    </style:style>
    <style:style style:name="T33" style:family="text">
      <style:text-properties officeooo:rsid="0021c7f4"/>
    </style:style>
    <style:style style:name="T34" style:family="text">
      <style:text-properties officeooo:rsid="00235a99"/>
    </style:style>
    <style:style style:name="T35" style:family="text">
      <style:text-properties officeooo:rsid="0024d5cb"/>
    </style:style>
    <style:style style:name="T36" style:family="text">
      <style:text-properties officeooo:rsid="002a358c"/>
    </style:style>
    <style:style style:name="T37" style:family="text">
      <style:text-properties officeooo:rsid="002dab86"/>
    </style:style>
    <style:style style:name="T38" style:family="text">
      <style:text-properties officeooo:rsid="00327a2a"/>
    </style:style>
    <style:style style:name="T39" style:family="text">
      <style:text-properties officeooo:rsid="0033b26f"/>
    </style:style>
    <style:style style:name="T40" style:family="text">
      <style:text-properties officeooo:rsid="0036accc"/>
    </style:style>
    <style:style style:name="T41" style:family="text">
      <style:text-properties officeooo:rsid="00397b69"/>
    </style:style>
    <style:style style:name="T42" style:family="text">
      <style:text-properties officeooo:rsid="003a1441"/>
    </style:style>
    <style:style style:name="T43" style:family="text">
      <style:text-properties officeooo:rsid="003c84b9"/>
    </style:style>
    <style:style style:name="T44" style:family="text">
      <style:text-properties officeooo:rsid="003e7734"/>
    </style:style>
    <style:style style:name="T45" style:family="text">
      <style:text-properties officeooo:rsid="003e7734" fo:background-color="transparent" loext:char-shading-value="0"/>
    </style:style>
    <style:style style:name="T46" style:family="text">
      <style:text-properties officeooo:rsid="0041547c"/>
    </style:style>
    <style:style style:name="T47" style:family="text">
      <style:text-properties officeooo:rsid="004661e9"/>
    </style:style>
    <style:style style:name="T48" style:family="text">
      <style:text-properties officeooo:rsid="0049edd5"/>
    </style:style>
    <style:style style:name="T49" style:family="text">
      <style:text-properties officeooo:rsid="004ae050"/>
    </style:style>
    <style:style style:name="T50" style:family="text">
      <style:text-properties officeooo:rsid="004e18b0"/>
    </style:style>
    <style:style style:name="T51" style:family="text">
      <style:text-properties officeooo:rsid="004f0690"/>
    </style:style>
    <style:style style:name="T52" style:family="text">
      <style:text-properties officeooo:rsid="005042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Metodos DOM</text:h>
      <text:p text:style-name="P3"><text:span text:style-name="T1">AddEventListener -</text:span> <text:span text:style-name="T4">Adiciona um evento em um elemento html, onde toda vez que esse evento for ativado, uma função será chamada: </text:span><text:span text:style-name="T6">elemento.addEventListener(‘evento’, função) </text:span></text:p>
      <text:p text:style-name="P3"/>
      <text:p text:style-name="P4"><text:span text:style-name="T1">after -</text:span> <text:span text:style-name="T25">Adiciona / insere</text:span><text:span text:style-name="T23"> </text:span><text:span text:style-name="T24">um </text:span><text:span text:style-name="T25">elemento</text:span><text:span text:style-name="T24"> depois de </text:span><text:span text:style-name="T25">outro</text:span><text:span text:style-name="T24">: </text:span><text:span text:style-name="T7">elemento.after(item1, item2) </text:span></text:p>
      <text:p text:style-name="P1"/>
      <text:p text:style-name="P5"><text:span text:style-name="T1">append -</text:span> <text:span text:style-name="T25">Adiciona / insere um elemento ou texto dentro de outro </text:span><text:span text:style-name="T26">(como filho)</text:span><text:span text:style-name="T25"> elemento: </text:span><text:span text:style-name="T8">elemento.append(elemento) </text:span></text:p>
      <text:p text:style-name="P1"/>
      <text:p text:style-name="P6"><text:span text:style-name="T1">appendChild -</text:span> Adiciona / insere um elemento dentro de outro (como filho): <text:span text:style-name="T5">elemento.appendChild(elemento) </text:span></text:p>
      <text:p text:style-name="P1"/>
      <text:p text:style-name="P7"><text:span text:style-name="T1">assignedSlot -</text:span> É uma propriedade somente leitura que retorna <text:span text:style-name="T30">um elemento slot </text:span><text:span text:style-name="T31">(HTMLSlotElement)</text:span><text:span text:style-name="T30"> se um slot=” “ estiver inserido no elemento ou null se não estiver: </text:span><text:span text:style-name="T9">elemento.assignedSlot </text:span></text:p>
      <text:p text:style-name="P7"><text:span text:style-name="Source_20_Text"><text:span text:style-name="T27"/></text:span></text:p>
      <text:p text:style-name="P8"><text:span text:style-name="T1">attach</text:span><text:span text:style-name="T2">I</text:span><text:span text:style-name="T1">nternals -</text:span> <text:span text:style-name="T31">Retorna um elemento interno (elementInternals) e permite que um elemento personalizado participe de formularios html, </text:span><text:span text:style-name="T32">fornecendo utilitarios para trabalhar com esse </text:span><text:span text:style-name="T33">tipo</text:span><text:span text:style-name="T32"> da mesma forma que é trabalhando com qualquer elemento de formulario HTML padrão:</text:span></text:p>
      <text:p text:style-name="P26"><text:span text:style-name="T34">elemento</text:span>.<text:span text:style-name="T33">attachInternals( <text:s/>) </text:span></text:p>
      <text:p text:style-name="P1"/>
      <text:p text:style-name="P9"><text:span text:style-name="T1">attributes -</text:span> <text:span text:style-name="T35">Retorna uma coleção com todos os atributos de um determinado elemento: </text:span><text:span text:style-name="T10">elemento.attributes </text:span></text:p>
      <text:p text:style-name="P1"/>
      <text:p text:style-name="P29"/>
      <text:p text:style-name="P29"/>
      <text:p text:style-name="P10"><text:soft-page-break/><text:span text:style-name="T1">autocapitalize -</text:span> Verifica se o elemento possui o atributo autocapitalize:</text:p>
      <text:p text:style-name="P27">element<text:span text:style-name="T36">o</text:span>.autocapitalize </text:p>
      <text:p text:style-name="P10"><text:s text:c="5"/><text:span text:style-name="T1">off / none →</text:span> Retorna none </text:p>
      <text:p text:style-name="P10"><text:s text:c="5"/><text:span text:style-name="T1">on / sentences →</text:span> Retorna sentences</text:p>
      <text:p text:style-name="P10"><text:s text:c="5"/><text:span text:style-name="T1">words →</text:span> Retorna Retorna words</text:p>
      <text:p text:style-name="P10"><text:s text:c="5"/><text:span text:style-name="T1">characters →</text:span> Retorna characters</text:p>
      <text:p text:style-name="P10"><text:s text:c="5"/><text:span text:style-name="T1">vazio →</text:span> Retorna nada</text:p>
      <text:p text:style-name="P1"/>
      <text:p text:style-name="P11"><text:span text:style-name="T1">autofocus -</text:span> <text:span text:style-name="T36">Verifica se o elemento possui o atributo autofocus e retorna true ou false: </text:span><text:span text:style-name="T11">elemento.autofocus </text:span></text:p>
      <text:p text:style-name="P1"/>
      <text:p text:style-name="P12"><text:span text:style-name="T1">before -</text:span> <text:span text:style-name="T37">Adiciona / insere um elemento ou texto antes de outro elemento:</text:span></text:p>
      <text:p text:style-name="P28">elemento.before(elemento) </text:p>
      <text:p text:style-name="P1"/>
      <text:p text:style-name="P13"><text:span text:style-name="T1">childElementCount - </text:span><text:span text:style-name="T28">Retorna o numero de elementos filho de um determinado elemento: </text:span><text:span text:style-name="T29">elemento.childElementCount </text:span></text:p>
      <text:p text:style-name="P1"/>
      <text:p text:style-name="P14"><text:span text:style-name="T1">childNodes -</text:span> <text:span text:style-name="T38">Retorna uma coleção com todos os filhos de um determinado elemento: </text:span><text:span text:style-name="T12">elemento.childNodes </text:span></text:p>
      <text:p text:style-name="P1"/>
      <text:p text:style-name="P15"><text:span text:style-name="T1">children -</text:span> Retorna uma coleção com todos os elementos filho de um determinado elemento: <text:span text:style-name="T5">elemento.children </text:span></text:p>
      <text:p text:style-name="P1"/>
      <text:p text:style-name="P16"><text:span text:style-name="T1">classList -</text:span> <text:span text:style-name="T39">Retorna uma coleção com as classes de um determinado elemento: </text:span><text:span text:style-name="T13">elemento.classList </text:span></text:p>
      <text:p text:style-name="P1"/>
      <text:p text:style-name="P17"><text:span text:style-name="T1">className -</text:span> Retorna e define o valor do atributo class de um determinado elemento: <text:span text:style-name="T5">elemento.className </text:span></text:p>
      <text:p text:style-name="P1"/>
      <text:p text:style-name="P18"><text:soft-page-break/><text:span text:style-name="T1">clientHeight -</text:span> Retorna <text:span text:style-name="T40">a altura</text:span> intern<text:span text:style-name="T40">a</text:span> d<text:span text:style-name="T40">e um</text:span> elemento <text:span text:style-name="T40">em pixels ou 0 se o elemento não tiver Css ou se for somente leitura. Inclui preenchimento mas exlui bordas, margens e barras de rolagem horizontal: </text:span><text:span text:style-name="T14">elemento.clientHeight </text:span></text:p>
      <text:p text:style-name="P1"/>
      <text:p text:style-name="P19"><text:span text:style-name="T1">clientLeft -</text:span> Retorna a largura da borda esquerda de um elemento em pixels. <text:span text:style-name="T41">Não inclui a margem ou preenchimento esquerdo: </text:span><text:span text:style-name="T15">elemento.clientLeft </text:span></text:p>
      <text:p text:style-name="P1"/>
      <text:p text:style-name="P20"><text:span text:style-name="T1">clientTop -</text:span> <text:span text:style-name="T42">Retorna a largura da borda superior de um elemento em pixels: </text:span><text:span text:style-name="T16">elemento.clientTop </text:span></text:p>
      <text:p text:style-name="P1"/>
      <text:p text:style-name="P21"><text:span text:style-name="T1">clientWidth -</text:span> <text:span text:style-name="T43">Retorna a largura interna de um elemento em pixels ou 0 se o elemento for inline ou não tiver Css. Inclui preenchimento, mas exclui bordas, margens e barras de rolagem vertical: </text:span><text:span text:style-name="T17">elemento.clientWidth </text:span></text:p>
      <text:p text:style-name="P1"/>
      <text:p text:style-name="P22"><text:span text:style-name="T1">cloneNode -</text:span> <text:span text:style-name="T44">Duplica e retorna um determinado elemento: </text:span><text:span text:style-name="T18">elemento.cloneNode( <text:s/>) </text:span></text:p>
      <text:p text:style-name="P1"><text:s text:c="5"/><text:span text:style-name="T3">true -</text:span><text:span text:style-name="T44"> (opcional) Os elementos filho devem ser clonados tambem:</text:span></text:p>
      <text:p text:style-name="P2"><text:span text:style-name="T45"><text:s text:c="5"/></text:span><text:span text:style-name="T18">elemento.cloneNode(false) </text:span></text:p>
      <text:p text:style-name="P2"><text:s text:c="5"/><text:span text:style-name="T3">false -</text:span><text:span text:style-name="T44"> (opcional) Os elementos filho não devem ser clonados: </text:span></text:p>
      <text:p text:style-name="P2"><text:span text:style-name="T45"><text:s text:c="5"/></text:span><text:span text:style-name="T18">elemento.cloneNode(false) </text:span></text:p>
      <text:p text:style-name="P1"/>
      <text:p text:style-name="P23"><text:span text:style-name="T1">contains -</text:span> Retorna um valor booleano <text:span text:style-name="T46">indicando se um determinado elemento for descendente (filho, neto, …) de outro: </text:span><text:span text:style-name="T19">elemento.contains(elemento) </text:span></text:p>
      <text:p text:style-name="P1"/>
      <text:p text:style-name="P24"><text:span text:style-name="T1">contentEditable –</text:span> Verifica se um determinado elemento é ou não editavel e retorna true, false ou inherit indicando que o elemento herda o status editavel de seu pai: <text:span text:style-name="T5">elemento.contentEditable </text:span></text:p>
      <text:p text:style-name="P25"><text:soft-page-break/><text:span text:style-name="T1">dir -</text:span> Retorna ou define a direção de escrita de um texto que esteja dentro de um determinado elemento: <text:span text:style-name="T5">elemento.dir </text:span><text:s/>ou <text:span text:style-name="T5">elemento.dir = “ “ </text:span></text:p>
      <text:p text:style-name="P1"/>
      <text:p text:style-name="P31"><text:span text:style-name="T1">firstChild -</text:span> É uma propriedade somente leitura que retorna o node do primeiro filho de um elemento ou null se não <text:span text:style-name="T47">houver</text:span> filho: <text:span text:style-name="T20">elemento.firstChild </text:span></text:p>
      <text:p text:style-name="P1"/>
      <text:p text:style-name="P33"><text:span text:style-name="T1">firstElementChild -</text:span> É uma propriedade somente leitura que retorna o primeiro elemento filho de outro elemento ou null se não houver nada: <text:span text:style-name="T20">elemento.firstElementChild </text:span></text:p>
      <text:p text:style-name="P1"/>
      <text:p text:style-name="P34"><text:span text:style-name="T1">focus -</text:span> Define o foco no elemento especificado: <text:span text:style-name="T20">elemento.focus( ) </text:span></text:p>
      <text:p text:style-name="P1"/>
      <text:p text:style-name="P35"><text:span text:style-name="T1">getAnimations -</text:span> Retorna um array de tod<text:span text:style-name="T48">a</text:span>s <text:span text:style-name="T48">a</text:span>s <text:span text:style-name="T48">animações</text:span> <text:span text:style-name="T48">(</text:span>Animation <text:span text:style-name="T48">objeto)</text:span> que afetam o elemento especificado ou que estão programados para faze-lo no futuro. <text:span text:style-name="T48">Pode receber opcionalmente true ou false que determina se as animações dos descendentes serão retornadas tambem:</text:span></text:p>
      <text:p text:style-name="P36"><text:span text:style-name="T20">elemento.getAnimations( ) </text:span><text:s/>ou <text:span text:style-name="T20">elemento.getAnimations(options) </text:span></text:p>
      <text:p text:style-name="P1"/>
      <text:p text:style-name="P36"><text:span text:style-name="T1">getAttribute –</text:span> <text:span text:style-name="T49">Retorna o valor de um atributo especificado no elemento. Se não existir retorna null ou “ ”: </text:span><text:span text:style-name="T21">elemento.getAttribute(“ “) </text:span></text:p>
      <text:p text:style-name="P1"/>
      <text:p text:style-name="P37"><text:span text:style-name="T1">getAttributeNames –</text:span> <text:span text:style-name="T50">Retorna os nomes dos atributos do elemento especificado como um array. Se não possuir atributos retorna um array vazio: </text:span><text:span text:style-name="T22">elemento.getAttributeNames( ) </text:span></text:p>
      <text:p text:style-name="P1"/>
      <text:p text:style-name="P38"><text:span text:style-name="T1">getAttributeNode –</text:span> Retorna o atributo especificado do elemento especificado: <text:span text:style-name="T20">getAttributeNode( ) </text:span></text:p>
      <text:p text:style-name="P1"/>
      <text:p text:style-name="P39"><text:soft-page-break/><text:span text:style-name="T1">getBoundingClientRect –</text:span> <text:span text:style-name="T51">Retorna um objeto que fornece informações sobre o tamanho de um elemento e sua posição em relação ao viewport. Possui as propriedades left, top, right, bottom, x, y, width e height:</text:span></text:p>
      <text:p text:style-name="P41">elemento.getBoundingClientRect( ) </text:p>
      <text:p text:style-name="P38"/>
      <text:p text:style-name="P40"><text:span text:style-name="T1">getClientRects -</text:span> </text:p>
      <text:p text:style-name="P1"/>
      <text:p text:style-name="P1"/>
      <text:p text:style-name="P1"/>
      <text:p text:style-name="P1"/>
      <text:p text:style-name="P1"/>
      <text:p text:style-name="P43">body.getClientRects</text:p>
      <text:p text:style-name="P42">body.getElementsByClassName</text:p>
      <text:p text:style-name="P42">body.getElementsByTagName</text:p>
      <text:p text:style-name="P42">body.getElementsByTagNameNS</text:p>
      <text:p text:style-name="P42">body.getRootNode</text:p>
      <text:p text:style-name="P42">body.hasAttribute</text:p>
      <text:p text:style-name="P42">body.hasAttributeNS</text:p>
      <text:p text:style-name="P42">body.hasAttributes</text:p>
      <text:p text:style-name="P42">body.hasChildNodes</text:p>
      <text:p text:style-name="P42">body.hasPointerCapture</text:p>
      <text:p text:style-name="P42">body.hidden</text:p>
      <text:p text:style-name="P42">body.id</text:p>
      <text:p text:style-name="P42">body.inert</text:p>
      <text:p text:style-name="P42">body.innerHTML</text:p>
      <text:p text:style-name="P42">body.innerText</text:p>
      <text:p text:style-name="P42">body.inputMode</text:p>
      <text:p text:style-name="P42">body.insertAdjacentElement</text:p>
      <text:p text:style-name="P42">body.insertAdjacentHTML</text:p>
      <text:p text:style-name="P42">body.insertAdjacentText</text:p>
      <text:p text:style-name="P42">body.insertBefore</text:p>
      <text:p text:style-name="P42">body.isConnected</text:p>
      <text:p text:style-name="P42">body.isContentEditable</text:p>
      <text:p text:style-name="P42">body.isDefaultNamespace</text:p>
      <text:p text:style-name="P42">body.isEqualNode</text:p>
      <text:p text:style-name="P42">body.isSameNode</text:p>
      <text:p text:style-name="P42">body.lang</text:p>
      <text:p text:style-name="P42">body.lastChild</text:p>
      <text:p text:style-name="P42">body.lastElementChild</text:p>
      <text:p text:style-name="P42">body.localName</text:p>
      <text:p text:style-name="P42">body.lookupNamespaceURI</text:p>
      <text:p text:style-name="P42">body.lookupPrefix</text:p>
      <text:p text:style-name="P42">body.matches</text:p>
      <text:p text:style-name="P42">body.namespaceURI</text:p>
      <text:p text:style-name="P42">body.nextElementSibling</text:p>
      <text:p text:style-name="P42">body.nextSibling</text:p>
      <text:p text:style-name="P42">body.nodeName</text:p>
      <text:p text:style-name="P42">body.nodeType</text:p>
      <text:p text:style-name="P42"><text:soft-page-break/>body.nodeValue</text:p>
      <text:p text:style-name="P42">body.nonce</text:p>
      <text:p text:style-name="P42">body.normalize</text:p>
      <text:p text:style-name="P42">body.offsetHeight</text:p>
      <text:p text:style-name="P42">body.offsetLeft</text:p>
      <text:p text:style-name="P42">body.offsetParent</text:p>
      <text:p text:style-name="P42">body.offsetTop</text:p>
      <text:p text:style-name="P42">body.offsetWidth</text:p>
      <text:p text:style-name="P42">body.onabort</text:p>
      <text:p text:style-name="P42">body.onafterprint</text:p>
      <text:p text:style-name="P42">body.onanimationcancel</text:p>
      <text:p text:style-name="P42">body.onanimationend</text:p>
      <text:p text:style-name="P42">body.onanimationiteration</text:p>
      <text:p text:style-name="P42">body.onanimationstart</text:p>
      <text:p text:style-name="P42">body.onauxclick</text:p>
      <text:p text:style-name="P42">body.onbeforeinput</text:p>
      <text:p text:style-name="P42"/>
      <text:p text:style-name="P1"/>
      <text:p text:style-name="P1">https://developer.mozilla.org/en-US/docs/Web/API/Element/getClientRects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6:57.111408240</meta:creation-date>
    <dc:date>2023-06-19T17:33:16.355727199</dc:date>
    <meta:editing-duration>PT12H27M23S</meta:editing-duration>
    <meta:editing-cycles>51</meta:editing-cycles>
    <meta:generator>LibreOffice/7.0.4.2$Linux_X86_64 LibreOffice_project/00$Build-2</meta:generator>
    <meta:document-statistic meta:table-count="0" meta:image-count="0" meta:object-count="0" meta:page-count="6" meta:paragraph-count="101" meta:word-count="734" meta:character-count="5834" meta:non-whitespace-character-count="5111"/>
  </office:meta>
</office:document-meta>
</file>